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847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3" style:family="table-cell" style:parent-style-name="Default">
      <style:table-cell-properties fo:border="0.74pt solid #000000"/>
    </style:style>
    <style:style style:name="ce4" style:family="table-cell" style:parent-style-name="Default" style:data-style-name="N110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timer" table:style-name="ta1">
        <table:table-column table:style-name="co1" table:default-cell-style-name="ce2"/>
        <table:table-column table:style-name="co1" table:number-columns-repeated="5" table:default-cell-style-name="ce3"/>
        <table:table-row table:style-name="ro1">
          <table:table-cell table:style-name="ce1" office:value-type="string" calcext:value-type="string">
            <text:p>ITERAÇÃO</text:p>
          </table:table-cell>
          <table:table-cell table:style-name="ce1" office:value-type="string" calcext:value-type="string">
            <text:p>CONSULTA 1</text:p>
          </table:table-cell>
          <table:table-cell table:style-name="ce1" office:value-type="string" calcext:value-type="string">
            <text:p>CONSULTA 2</text:p>
          </table:table-cell>
          <table:table-cell table:style-name="ce1" office:value-type="string" calcext:value-type="string">
            <text:p>CONSULTA 3</text:p>
          </table:table-cell>
          <table:table-cell table:style-name="ce1" office:value-type="string" calcext:value-type="string">
            <text:p>CONSULTA 4</text:p>
          </table:table-cell>
          <table:table-cell table:style-name="ce1" office:value-type="string" calcext:value-type="string">
            <text:p>CONSULTA 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21765899658203" calcext:value-type="float">
            <text:p>0,321765899658203</text:p>
          </table:table-cell>
          <table:table-cell office:value-type="float" office:value="0.387677669525146" calcext:value-type="float">
            <text:p>0,387677669525146</text:p>
          </table:table-cell>
          <table:table-cell office:value-type="float" office:value="0.109495162963867" calcext:value-type="float">
            <text:p>0,109495162963867</text:p>
          </table:table-cell>
          <table:table-cell office:value-type="float" office:value="0.0863997936248779" calcext:value-type="float">
            <text:p>0,086399793624878</text:p>
          </table:table-cell>
          <table:table-cell office:value-type="float" office:value="0.067089319229126" calcext:value-type="float">
            <text:p>0,06708931922912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352972507476807" calcext:value-type="float">
            <text:p>0,352972507476807</text:p>
          </table:table-cell>
          <table:table-cell office:value-type="float" office:value="0.292775869369507" calcext:value-type="float">
            <text:p>0,292775869369507</text:p>
          </table:table-cell>
          <table:table-cell office:value-type="float" office:value="0.134500026702881" calcext:value-type="float">
            <text:p>0,134500026702881</text:p>
          </table:table-cell>
          <table:table-cell office:value-type="float" office:value="0.146122455596924" calcext:value-type="float">
            <text:p>0,146122455596924</text:p>
          </table:table-cell>
          <table:table-cell office:value-type="float" office:value="0.0683739185333252" calcext:value-type="float">
            <text:p>0,06837391853332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370160341262817" calcext:value-type="float">
            <text:p>0,370160341262817</text:p>
          </table:table-cell>
          <table:table-cell office:value-type="float" office:value="0.25268030166626" calcext:value-type="float">
            <text:p>0,25268030166626</text:p>
          </table:table-cell>
          <table:table-cell office:value-type="float" office:value="0.143931865692139" calcext:value-type="float">
            <text:p>0,143931865692139</text:p>
          </table:table-cell>
          <table:table-cell office:value-type="float" office:value="0.122756719589233" calcext:value-type="float">
            <text:p>0,122756719589233</text:p>
          </table:table-cell>
          <table:table-cell office:value-type="float" office:value="0.0858516693115234" calcext:value-type="float">
            <text:p>0,08585166931152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336176872253418" calcext:value-type="float">
            <text:p>0,336176872253418</text:p>
          </table:table-cell>
          <table:table-cell office:value-type="float" office:value="0.267766714096069" calcext:value-type="float">
            <text:p>0,267766714096069</text:p>
          </table:table-cell>
          <table:table-cell office:value-type="float" office:value="0.14950966835022" calcext:value-type="float">
            <text:p>0,14950966835022</text:p>
          </table:table-cell>
          <table:table-cell office:value-type="float" office:value="0.0990903377532959" calcext:value-type="float">
            <text:p>0,099090337753296</text:p>
          </table:table-cell>
          <table:table-cell office:value-type="float" office:value="0.0755891799926758" calcext:value-type="float">
            <text:p>0,07558917999267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289315938949585" calcext:value-type="float">
            <text:p>0,289315938949585</text:p>
          </table:table-cell>
          <table:table-cell office:value-type="float" office:value="0.42898416519165" calcext:value-type="float">
            <text:p>0,42898416519165</text:p>
          </table:table-cell>
          <table:table-cell office:value-type="float" office:value="0.121464729309082" calcext:value-type="float">
            <text:p>0,121464729309082</text:p>
          </table:table-cell>
          <table:table-cell office:value-type="float" office:value="0.0750832557678223" calcext:value-type="float">
            <text:p>0,075083255767822</text:p>
          </table:table-cell>
          <table:table-cell office:value-type="float" office:value="0.0450971126556397" calcext:value-type="float">
            <text:p>0,0450971126556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34321141242981" calcext:value-type="float">
            <text:p>0,34321141242981</text:p>
          </table:table-cell>
          <table:table-cell office:value-type="float" office:value="0.562352180480957" calcext:value-type="float">
            <text:p>0,562352180480957</text:p>
          </table:table-cell>
          <table:table-cell office:value-type="float" office:value="0.107362747192383" calcext:value-type="float">
            <text:p>0,107362747192383</text:p>
          </table:table-cell>
          <table:table-cell office:value-type="float" office:value="0.134308338165283" calcext:value-type="float">
            <text:p>0,134308338165283</text:p>
          </table:table-cell>
          <table:table-cell office:value-type="float" office:value="0.0426096916198731" calcext:value-type="float">
            <text:p>0,04260969161987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493343114852905" calcext:value-type="float">
            <text:p>0,493343114852905</text:p>
          </table:table-cell>
          <table:table-cell office:value-type="float" office:value="0.208840608596802" calcext:value-type="float">
            <text:p>0,208840608596802</text:p>
          </table:table-cell>
          <table:table-cell office:value-type="float" office:value="0.131595373153687" calcext:value-type="float">
            <text:p>0,131595373153687</text:p>
          </table:table-cell>
          <table:table-cell office:value-type="float" office:value="0.0801081657409668" calcext:value-type="float">
            <text:p>0,080108165740967</text:p>
          </table:table-cell>
          <table:table-cell office:value-type="float" office:value="0.0673818588256836" calcext:value-type="float">
            <text:p>0,06738185882568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298534631729126" calcext:value-type="float">
            <text:p>0,298534631729126</text:p>
          </table:table-cell>
          <table:table-cell office:value-type="float" office:value="0.257934331893921" calcext:value-type="float">
            <text:p>0,257934331893921</text:p>
          </table:table-cell>
          <table:table-cell office:value-type="float" office:value="0.105108737945557" calcext:value-type="float">
            <text:p>0,105108737945557</text:p>
          </table:table-cell>
          <table:table-cell office:value-type="float" office:value="0.0994391441345215" calcext:value-type="float">
            <text:p>0,099439144134522</text:p>
          </table:table-cell>
          <table:table-cell office:value-type="float" office:value="0.0782654285430908" calcext:value-type="float">
            <text:p>0,07826542854309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234257221221924" calcext:value-type="float">
            <text:p>0,234257221221924</text:p>
          </table:table-cell>
          <table:table-cell office:value-type="float" office:value="0.301769495010376" calcext:value-type="float">
            <text:p>0,301769495010376</text:p>
          </table:table-cell>
          <table:table-cell office:value-type="float" office:value="0.096501350402832" calcext:value-type="float">
            <text:p>0,096501350402832</text:p>
          </table:table-cell>
          <table:table-cell office:value-type="float" office:value="0.1182541847229" calcext:value-type="float">
            <text:p>0,1182541847229</text:p>
          </table:table-cell>
          <table:table-cell office:value-type="float" office:value="0.0440077781677246" calcext:value-type="float">
            <text:p>0,04400777816772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59572505950928" calcext:value-type="float">
            <text:p>0,259572505950928</text:p>
          </table:table-cell>
          <table:table-cell office:value-type="float" office:value="0.294151067733765" calcext:value-type="float">
            <text:p>0,294151067733765</text:p>
          </table:table-cell>
          <table:table-cell office:value-type="float" office:value="0.0917534828186035" calcext:value-type="float">
            <text:p>0,091753482818604</text:p>
          </table:table-cell>
          <table:table-cell office:value-type="float" office:value="0.0690715312957764" calcext:value-type="float">
            <text:p>0,069071531295776</text:p>
          </table:table-cell>
          <table:table-cell office:value-type="float" office:value="0.0618865489959717" calcext:value-type="float">
            <text:p>0,06188654899597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283451080322266" calcext:value-type="float">
            <text:p>0,283451080322266</text:p>
          </table:table-cell>
          <table:table-cell office:value-type="float" office:value="0.215131521224976" calcext:value-type="float">
            <text:p>0,215131521224976</text:p>
          </table:table-cell>
          <table:table-cell office:value-type="float" office:value="0.123003721237183" calcext:value-type="float">
            <text:p>0,123003721237183</text:p>
          </table:table-cell>
          <table:table-cell office:value-type="float" office:value="0.0885748863220215" calcext:value-type="float">
            <text:p>0,088574886322022</text:p>
          </table:table-cell>
          <table:table-cell office:value-type="float" office:value="0.0619137287139893" calcext:value-type="float">
            <text:p>0,061913728713989</text:p>
          </table:table-cell>
        </table:table-row>
        <table:table-row table:style-name="ro1">
          <table:table-cell table:style-name="ce1" office:value-type="string" calcext:value-type="string">
            <text:p>MÉDIA (seg)</text:p>
          </table:table-cell>
          <table:table-cell table:style-name="ce4" table:formula="of:=AVERAGE([.B2:.B12])" office:value-type="float" office:value="0.325705593282526" calcext:value-type="float">
            <text:p>0,3257</text:p>
          </table:table-cell>
          <table:table-cell table:style-name="ce4" table:formula="of:=AVERAGE([.C2:.C12])" office:value-type="float" office:value="0.315460356799039" calcext:value-type="float">
            <text:p>0,3155</text:p>
          </table:table-cell>
          <table:table-cell table:style-name="ce4" table:formula="of:=AVERAGE([.D2:.D12])" office:value-type="float" office:value="0.119475169615312" calcext:value-type="float">
            <text:p>0,1195</text:p>
          </table:table-cell>
          <table:table-cell table:style-name="ce4" table:formula="of:=AVERAGE([.E2:.E12])" office:value-type="float" office:value="0.101746255701238" calcext:value-type="float">
            <text:p>0,1017</text:p>
          </table:table-cell>
          <table:table-cell table:style-name="ce4" table:formula="of:=AVERAGE([.F2:.F12])" office:value-type="float" office:value="0.0634605667807839" calcext:value-type="float">
            <text:p>0,063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0" number:min-decimal-places="10" number:min-integer-digits="0" number:grouping="true"/>
    </number:number-style>
    <number:number-style style:name="N108">
      <number:number number:decimal-places="10" number:min-decimal-places="10" number:min-integer-digits="1" number:grouping="true"/>
    </number:number-style>
    <number:number-style style:name="N109">
      <number:number number:decimal-places="4" number:min-decimal-places="4" number:min-integer-digits="1" number:grouping="true"/>
    </number:number-style>
    <number:number-style style:name="N110">
      <number:number number:decimal-places="4" number:min-decimal-places="4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05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2-05T18:05:42.720000000</dc:date>
    <meta:editing-duration>PT1H18M13S</meta:editing-duration>
    <meta:editing-cycles>2</meta:editing-cycles>
    <meta:generator>LibreOffice/7.0.4.2$Windows_X86_64 LibreOffice_project/dcf040e67528d9187c66b2379df5ea4407429775</meta:generator>
    <meta:document-statistic meta:table-count="1" meta:cell-count="78" meta:object-count="0"/>
  </office:meta>
</office:document-meta>
</file>